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0.8772in"/>
    </style:style>
    <style:style style:name="co6" style:family="table-column">
      <style:table-column-properties fo:break-before="auto" style:column-width="0.2827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273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5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8" table:default-cell-style-name="ce1"/>
        <table:table-column table:style-name="co8" table:number-columns-repeated="3" table:default-cell-style-name="Default"/>
        <table:table-row table:style-name="ro1">
          <table:table-cell office:value-type="string">
            <text:p>SCORE</text:p>
          </table:table-cell>
          <table:table-cell office:value-type="string">
            <text:p>HP_1</text:p>
          </table:table-cell>
          <table:table-cell office:value-type="string">
            <text:p>HP_2</text:p>
          </table:table-cell>
          <table:table-cell office:value-type="string">
            <text:p>HP_3</text:p>
          </table:table-cell>
          <table:table-cell office:value-type="string">
            <text:p>VELOCITY_1</text:p>
          </table:table-cell>
          <table:table-cell office:value-type="string">
            <text:p>VELOCITY_2</text:p>
          </table:table-cell>
          <table:table-cell office:value-type="string">
            <text:p>VELOCITY_3</text:p>
          </table:table-cell>
          <table:table-cell office:value-type="string">
            <text:p>SMALL_DELAY</text:p>
          </table:table-cell>
          <table:table-cell office:value-type="string">
            <text:p>BIG_DELAY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42">
            <text:p>0.42</text:p>
          </table:table-cell>
          <table:table-cell office:value-type="float" office:value="0.35">
            <text:p>0.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8">
            <text:p>0.38</text:p>
          </table:table-cell>
          <table:table-cell office:value-type="float" office:value="0.3">
            <text:p>0.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style-name="ce1" office:value-type="float" office:value="100000">
            <text:p>1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35">
            <text:p>-0.35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-0.19">
            <text:p>-0.19</text:p>
          </table:table-cell>
          <table:table-cell table:style-name="ce1" office:value-type="float" office:value="0.34">
            <text:p>0.34</text:p>
          </table:table-cell>
          <table:table-cell table:style-name="ce1" office:value-type="float" office:value="0.3">
            <text:p>0.3</text:p>
          </table:table-cell>
          <table:table-cell table:style-name="ce3" office:value-type="float" office:value="16">
            <text:p>1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4">
            <text:p>14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0.3">
            <text:p>0.3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200000">
            <text:p>2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35">
            <text:p>-0.35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-0.19">
            <text:p>-0.19</text:p>
          </table:table-cell>
          <table:table-cell table:number-columns-repeated="2"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3" office:value-type="float" office:value="18">
            <text:p>18</text:p>
          </table:table-cell>
          <table:table-cell table:style-name="ce1" office:value-type="float" office:value="18">
            <text:p>18</text:p>
          </table:table-cell>
          <table:table-cell table:number-columns-repeated="2"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35">
            <text:p>-0.35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">
            <text:p>-0.3</text:p>
          </table:table-cell>
          <table:table-cell office:value-type="float" office:value="-0.19">
            <text:p>-0.1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table:style-name="ce1" office:value-type="float" office:value="300000">
            <text:p>3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36">
            <text:p>-0.36</text:p>
          </table:table-cell>
          <table:table-cell table:style-name="ce1" office:value-type="float" office:value="-0.19">
            <text:p>-0.19</text:p>
          </table:table-cell>
          <table:table-cell table:style-name="ce1" office:value-type="float" office:value="0.28">
            <text:p>0.28</text:p>
          </table:table-cell>
          <table:table-cell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19">
            <text:p>-0.19</text:p>
          </table:table-cell>
          <table:table-cell office:value-type="float" office:value="0.28">
            <text:p>0.28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19">
            <text:p>-0.19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19">
            <text:p>-0.19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1" office:value-type="float" office:value="400000">
            <text:p>4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36">
            <text:p>-0.3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6">
            <text:p>0.26</text:p>
          </table:table-cell>
          <table:table-cell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2">
            <text:p>-0.42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float" office:value="500000">
            <text:p>5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9">
            <text:p>-0.49</text:p>
          </table:table-cell>
          <table:table-cell table:style-name="ce1" office:value-type="float" office:value="-0.36">
            <text:p>-0.3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4">
            <text:p>0.24</text:p>
          </table:table-cell>
          <table:table-cell table:style-name="ce1" office:value-type="float" office:value="0.3">
            <text:p>0.3</text:p>
          </table:table-cell>
          <table:table-cell office:value-type="float" office:value="16">
            <text:p>1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3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36">
            <text:p>-0.36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600000">
            <text:p>6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9">
            <text:p>-0.49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3">
            <text:p>0.3</text:p>
          </table:table-cell>
          <table:table-cell table:style-name="ce3" office:value-type="float" office:value="18">
            <text:p>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2">
            <text:p>0.22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table:style-name="ce1" office:value-type="float" office:value="700000">
            <text:p>7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49">
            <text:p>-0.49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49">
            <text:p>-0.49</text:p>
          </table:table-cell>
          <table:table-cell office:value-type="float" office:value="-0.42">
            <text:p>-0.42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800000">
            <text:p>8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56">
            <text:p>-0.56</text:p>
          </table:table-cell>
          <table:table-cell table:style-name="ce1" office:value-type="float" office:value="-0.42">
            <text:p>-0.42</text:p>
          </table:table-cell>
          <table:table-cell table:style-name="ce1" office:value-type="float" office:value="-0.24">
            <text:p>-0.2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27">
            <text:p>0.27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3" office:value-type="float" office:value="22">
            <text:p>2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2">
            <text:p>-0.42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900000">
            <text:p>9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56">
            <text:p>-0.56</text:p>
          </table:table-cell>
          <table:table-cell table:style-name="ce1" office:value-type="float" office:value="-0.48">
            <text:p>-0.48</text:p>
          </table:table-cell>
          <table:table-cell table:style-name="ce1" office:value-type="float" office:value="-0.24">
            <text:p>-0.24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5">
            <text:p>0.2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17">
            <text:p>1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3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56">
            <text:p>-0.56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8">
            <text:p>0.18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000000">
            <text:p>10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48">
            <text:p>-0.48</text:p>
          </table:table-cell>
          <table:table-cell table:style-name="ce1" office:value-type="float" office:value="-0.24">
            <text:p>-0.24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19">
            <text:p>1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020000">
            <text:p>10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40000">
            <text:p>10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60000">
            <text:p>10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080000">
            <text:p>10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4">
            <text:p>-0.24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100000">
            <text:p>11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48">
            <text:p>-0.48</text:p>
          </table:table-cell>
          <table:table-cell table:style-name="ce1" office:value-type="float" office:value="-0.28">
            <text:p>-0.28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1">
            <text:p>21</text:p>
          </table:table-cell>
          <table:table-cell table:number-columns-repeated="2" table:style-name="ce1" office:value-type="float" office:value="23">
            <text:p>23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120000">
            <text:p>11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8">
            <text:p>-0.28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40000">
            <text:p>11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8">
            <text:p>-0.28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60000">
            <text:p>11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48">
            <text:p>-0.48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180000">
            <text:p>11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63">
            <text:p>-0.63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200000">
            <text:p>12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54">
            <text:p>-0.54</text:p>
          </table:table-cell>
          <table:table-cell table:style-name="ce1" office:value-type="float" office:value="-0.28">
            <text:p>-0.28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5">
            <text:p>0.1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220000">
            <text:p>12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240000">
            <text:p>12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260000">
            <text:p>12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280000">
            <text:p>12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4">
            <text:p>0.14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300000">
            <text:p>13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-0.54">
            <text:p>-0.54</text:p>
          </table:table-cell>
          <table:table-cell table:style-name="ce1" office:value-type="float" office:value="-0.28">
            <text:p>-0.28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5">
            <text:p>0.1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5">
            <text:p>2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7">
            <text:p>27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320000">
            <text:p>13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340000">
            <text:p>13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360000">
            <text:p>13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380000">
            <text:p>13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">
            <text:p>-0.7</text:p>
          </table:table-cell>
          <table:table-cell office:value-type="float" office:value="-0.54">
            <text:p>-0.54</text:p>
          </table:table-cell>
          <table:table-cell office:value-type="float" office:value="-0.28">
            <text:p>-0.2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400000">
            <text:p>14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75">
            <text:p>-0.75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1">
            <text:p>0.1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1" office:value-type="float" office:value="31">
            <text:p>31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420000">
            <text:p>14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440000">
            <text:p>14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460000">
            <text:p>14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480000">
            <text:p>14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500000">
            <text:p>15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75">
            <text:p>-0.75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number-columns-repeated="2" table:style-name="ce1" office:value-type="float" office:value="0.1">
            <text:p>0.1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29">
            <text:p>29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4">
            <text:p>4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520000">
            <text:p>15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540000">
            <text:p>15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560000">
            <text:p>15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580000">
            <text:p>15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75">
            <text:p>-0.75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600000">
            <text:p>16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5">
            <text:p>0.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31">
            <text:p>3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4">
            <text:p>5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620000">
            <text:p>16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640000">
            <text:p>16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660000">
            <text:p>16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680000">
            <text:p>16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700000">
            <text:p>17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-0.58">
            <text:p>-0.58</text:p>
          </table:table-cell>
          <table:table-cell table:style-name="ce1" office:value-type="float" office:value="-0.31">
            <text:p>-0.3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5">
            <text:p>0.2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35">
            <text:p>35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4">
            <text:p>6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720000">
            <text:p>17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66">
            <text:p>6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740000">
            <text:p>17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760000">
            <text:p>17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">
            <text:p>-0.8</text:p>
          </table:table-cell>
          <table:table-cell office:value-type="float" office:value="-0.58">
            <text:p>-0.58</text:p>
          </table:table-cell>
          <table:table-cell office:value-type="float" office:value="-0.31">
            <text:p>-0.3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2" office:value-type="float" office:value="1780000">
            <text:p>17800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-0.8">
            <text:p>-0.8</text:p>
          </table:table-cell>
          <table:table-cell table:style-name="ce2" office:value-type="float" office:value="-0.58">
            <text:p>-0.58</text:p>
          </table:table-cell>
          <table:table-cell table:style-name="ce2" office:value-type="float" office:value="-0.31">
            <text:p>-0.31</text:p>
          </table:table-cell>
          <table:table-cell table:style-name="ce2" office:value-type="float" office:value="0.1">
            <text:p>0.1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number-columns-repeated="4" table:style-name="ce2" office:value-type="float" office:value="2">
            <text:p>2</text:p>
          </table:table-cell>
        </table:table-row>
        <table:table-row table:style-name="ro1">
          <table:table-cell table:style-name="ce1" office:value-type="float" office:value="1800000">
            <text:p>18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5">
            <text:p>-0.85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37">
            <text:p>-0.3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41">
            <text:p>4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4">
            <text:p>7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820000">
            <text:p>18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840000">
            <text:p>18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860000">
            <text:p>18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880000">
            <text:p>18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1900000">
            <text:p>19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5">
            <text:p>-0.85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37">
            <text:p>-0.3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5">
            <text:p>0.15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3" office:value-type="float" office:value="47">
            <text:p>4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4">
            <text:p>8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  <table:table-row table:style-name="ro1">
          <table:table-cell office:value-type="float" office:value="1920000">
            <text:p>192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940000">
            <text:p>194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960000">
            <text:p>196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office:value-type="float" office:value="1980000">
            <text:p>19800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-0.85">
            <text:p>-0.85</text:p>
          </table:table-cell>
          <table:table-cell office:value-type="float" office:value="-0.63">
            <text:p>-0.63</text:p>
          </table:table-cell>
          <table:table-cell office:value-type="float" office:value="-0.37">
            <text:p>-0.3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92">
            <text:p>92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4" office:value-type="float" office:value="2">
            <text:p>2</text:p>
          </table:table-cell>
        </table:table-row>
        <table:table-row table:style-name="ro1">
          <table:table-cell table:style-name="ce1" office:value-type="float" office:value="2000000">
            <text:p>20000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0.85">
            <text:p>-0.85</text:p>
          </table:table-cell>
          <table:table-cell table:style-name="ce1" office:value-type="float" office:value="-0.63">
            <text:p>-0.63</text:p>
          </table:table-cell>
          <table:table-cell table:style-name="ce1" office:value-type="float" office:value="-0.37">
            <text:p>-0.37</text:p>
          </table:table-cell>
          <table:table-cell table:number-columns-repeated="2" table:style-name="ce1" office:value-type="float" office:value="0.1">
            <text:p>0.1</text:p>
          </table:table-cell>
          <table:table-cell office:value-type="float" office:value="18">
            <text:p>1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4">
            <text:p>94</text:p>
          </table:table-cell>
          <table:table-cell office:value-type="float" office:value="8">
            <text:p>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table:style-name="ce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4/15/2014</text:date>, <text:time>17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5T14:39:45</dc:date>
    <dc:creator>Tan Long Pham</dc:creator>
    <meta:generator>OpenOffice/4.0.1$Unix OpenOffice.org_project/401m5$Build-9714</meta:generator>
    <meta:editing-duration>PT26M1S</meta:editing-duration>
    <meta:editing-cycles>56</meta:editing-cycles>
    <meta:document-statistic meta:table-count="1" meta:cell-count="2448" meta:object-count="0"/>
  </office:meta>
</office:document-meta>
</file>